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ticalLayout.layoutContainer( Container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VerticalLayout.preferredLayoutSize( Contain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ticalLayout.VerticalLayout( int vgap , int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ticalLayout.VerticalLayout( int vg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ticalLayout.layoutSize( Container parent , boolean minimu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erticalLayout.VerticalLayout( int vgap , int alignment , int anch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ticalLayout.removeLayoutComponent( 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rticalLayout.Vertical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ticalLayout.minimumLayoutSize( Contain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ticalLayout.addLayoutComponent( String name , 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rticalLayou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